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2ef5f" officeooo:paragraph-rsid="0002ef5f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officeooo:rsid="0002ef5f" officeooo:paragraph-rsid="0002ef5f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style:font-name="Menlo" fo:font-size="11pt" officeooo:rsid="0002ef5f" officeooo:paragraph-rsid="0002ef5f" style:font-size-asian="11pt" style:font-size-complex="11pt"/>
    </style:style>
    <style:style style:name="P4" style:family="paragraph" style:parent-style-name="Standard">
      <style:paragraph-properties fo:margin-left="0in" fo:margin-right="0in" fo:text-indent="0in" style:auto-text-indent="false"/>
      <style:text-properties officeooo:rsid="0002ef5f" officeooo:paragraph-rsid="0002ef5f"/>
    </style:style>
    <style:style style:name="T1" style:family="text">
      <style:text-properties fo:font-size="14pt"/>
    </style:style>
    <style:style style:name="T2" style:family="text">
      <style:text-properties fo:font-size="12pt"/>
    </style:style>
    <style:style style:name="T3" style:family="text">
      <style:text-properties style:font-name="Menlo" fo:font-size="12pt"/>
    </style:style>
    <style:style style:name="T4" style:family="text">
      <style:text-properties style:font-name="Menlo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Sample OQL (other queries found in fog.commands):</text:p>
      <text:p text:style-name="P3">select g.name</text:p>
      <text:p text:style-name="P3">from Games g</text:p>
      <text:p text:style-name="P3">where g.developer.name = 'Power Cosmic';</text:p>
      <text:p text:style-name="P3"/>
      <text:p text:style-name="P3">max(select c.attack</text:p>
      <text:p text:style-name="P3"><text:s text:c="4"/>from Cards c</text:p>
      <text:p text:style-name="P3"><text:s text:c="4"/>where c.owner.username = "egurnee");</text:p>
      <text:p text:style-name="P3"/>
      <text:p text:style-name="P3">select g.name</text:p>
      <text:p text:style-name="P3">from Games g</text:p>
      <text:p text:style-name="P3">where count(g.genres) &gt; 2);</text:p>
      <text:p text:style-name="P3"/>
      <text:p text:style-name="P3">select g.title, g.discription</text:p>
      <text:p text:style-name="P3">from Games g;</text:p>
      <text:p text:style-name="P3"/>
      <text:p text:style-name="P3">select h.player.username</text:p>
      <text:p text:style-name="P3">from h in PlayHistories</text:p>
      <text:p text:style-name="P3">where h.game.developer = 'Power Cosmic';</text:p>
      <text:p text:style-name="P3"/>
      <text:p text:style-name="P3">select p.poster.username</text:p>
      <text:p text:style-name="P3">from p in ( select f.posts</text:p>
      <text:p text:style-name="P3"><text:s text:c="12"/>from f in ForumThreads</text:p>
      <text:p text:style-name="P3"><text:s text:c="12"/>where f.title = 'Start Here');</text:p>
      <text:p text:style-name="P3"/>
      <text:p text:style-name="P3">select ph.player.username</text:p>
      <text:p text:style-name="P3">from ph in PlayHistories</text:p>
      <text:p text:style-name="P2"><text:span text:style-name="T4">where ph.name.title = 'Fonkey Mong'</text:span>;</text:p>
      <text:p text:style-name="P2"/>
      <text:p text:style-name="P4">h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enlo" svg:font-family="Menl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22:50:05.661779000</meta:creation-date>
    <dc:date>2015-10-14T22:52:51.634549000</dc:date>
    <meta:editing-duration>PT2M46S</meta:editing-duration>
    <meta:editing-cycles>1</meta:editing-cycles>
    <meta:document-statistic meta:table-count="0" meta:image-count="0" meta:object-count="0" meta:page-count="1" meta:paragraph-count="23" meta:word-count="81" meta:character-count="583" meta:non-whitespace-character-count="493"/>
    <meta:generator>LibreOffice/4.4.5.2$MacOSX_X86_64 LibreOffice_project/a22f674fd25a3b6f45bdebf25400ed2adff0ff99</meta:generator>
  </office:meta>
</office:document-meta>
</file>